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3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5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4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6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78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7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6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8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9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0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1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37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4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5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5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75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7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00:27:55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2-05T20:41:23.993000000</dc:date>
    <meta:editing-duration>P17DT7H5M32S</meta:editing-duration>
    <meta:editing-cycles>666</meta:editing-cycles>
    <meta:generator>LibreOffice/4.4.6.3$Windows_x86 LibreOffice_project/e8938fd3328e95dcf59dd64e7facd2c7d67c704d</meta:generator>
    <meta:document-statistic meta:table-count="3" meta:cell-count="2417" meta:object-count="0"/>
  </office:meta>
</office:document-meta>
</file>